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.319169419198318">
            <text:p>7.319169419198318</text:p>
          </table:table-cell>
          <table:table-cell office:value-type="float" office:value="6.929673399715211">
            <text:p>6.929673399715211</text:p>
          </table:table-cell>
          <table:table-cell office:value-type="float" office:value="6.5005956717704905">
            <text:p>6.5005956717704905</text:p>
          </table:table-cell>
          <table:table-cell office:value-type="float" office:value="6.4978357697513545">
            <text:p>6.4978357697513545</text:p>
          </table:table-cell>
          <table:table-cell office:value-type="float" office:value="6.438650681410437">
            <text:p>6.438650681410437</text:p>
          </table:table-cell>
          <table:table-cell office:value-type="float" office:value="7.177149982901414">
            <text:p>7.177149982901414</text:p>
          </table:table-cell>
          <table:table-cell office:value-type="float" office:value="10.86444941709439">
            <text:p>10.86444941709439</text:p>
          </table:table-cell>
          <table:table-cell office:value-type="float" office:value="11.353872824216197">
            <text:p>11.353872824216197</text:p>
          </table:table-cell>
          <table:table-cell office:value-type="float" office:value="11.832245314507865">
            <text:p>11.832245314507865</text:p>
          </table:table-cell>
          <table:table-cell office:value-type="float" office:value="11.56059841245826">
            <text:p>11.56059841245826</text:p>
          </table:table-cell>
          <table:table-cell office:value-type="float" office:value="11.067201408259733">
            <text:p>11.067201408259733</text:p>
          </table:table-cell>
          <table:table-cell office:value-type="float" office:value="11.72606843369981">
            <text:p>11.72606843369981</text:p>
          </table:table-cell>
          <table:table-cell office:value-type="float" office:value="10.92981536298352">
            <text:p>10.92981536298352</text:p>
          </table:table-cell>
          <table:table-cell office:value-type="float" office:value="10.449418806435004">
            <text:p>10.449418806435004</text:p>
          </table:table-cell>
          <table:table-cell office:value-type="float" office:value="9.075097645151367">
            <text:p>9.075097645151367</text:p>
          </table:table-cell>
          <table:table-cell office:value-type="float" office:value="9.054964145682872">
            <text:p>9.054964145682872</text:p>
          </table:table-cell>
          <table:table-cell office:value-type="float" office:value="9.480532994474226">
            <text:p>9.480532994474226</text:p>
          </table:table-cell>
          <table:table-cell office:value-type="float" office:value="10.216340766134998">
            <text:p>10.216340766134998</text:p>
          </table:table-cell>
          <table:table-cell office:value-type="float" office:value="9.29852865254363">
            <text:p>9.29852865254363</text:p>
          </table:table-cell>
          <table:table-cell office:value-type="float" office:value="9.704319794105055">
            <text:p>9.704319794105055</text:p>
          </table:table-cell>
          <table:table-cell office:value-type="float" office:value="9.462472303382869">
            <text:p>9.462472303382869</text:p>
          </table:table-cell>
          <table:table-cell office:value-type="float" office:value="8.914431264890514">
            <text:p>8.914431264890514</text:p>
          </table:table-cell>
          <table:table-cell office:value-type="float" office:value="8.743340277095516">
            <text:p>8.743340277095516</text:p>
          </table:table-cell>
          <table:table-cell office:value-type="float" office:value="8.034101763133215">
            <text:p>8.0341017631332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335644840512761">
            <text:p>0.5335644840512761</text:p>
          </table:table-cell>
          <table:table-cell office:value-type="float" office:value="0.34665759534060986">
            <text:p>0.34665759534060986</text:p>
          </table:table-cell>
          <table:table-cell office:value-type="float" office:value="0.3468213482939922">
            <text:p>0.3468213482939922</text:p>
          </table:table-cell>
          <table:table-cell office:value-type="float" office:value="0.3089675657968558">
            <text:p>0.3089675657968558</text:p>
          </table:table-cell>
          <table:table-cell office:value-type="float" office:value="0.3254044315722042">
            <text:p>0.3254044315722042</text:p>
          </table:table-cell>
          <table:table-cell office:value-type="float" office:value="0.6639837583045641">
            <text:p>0.6639837583045641</text:p>
          </table:table-cell>
          <table:table-cell office:value-type="float" office:value="1.3314394074842726">
            <text:p>1.3314394074842726</text:p>
          </table:table-cell>
          <table:table-cell office:value-type="float" office:value="1.6573696497477024">
            <text:p>1.6573696497477024</text:p>
          </table:table-cell>
          <table:table-cell office:value-type="float" office:value="1.8269284049627459">
            <text:p>1.8269284049627459</text:p>
          </table:table-cell>
          <table:table-cell office:value-type="float" office:value="1.7108885422609668">
            <text:p>1.7108885422609668</text:p>
          </table:table-cell>
          <table:table-cell office:value-type="float" office:value="1.696112016119862">
            <text:p>1.696112016119862</text:p>
          </table:table-cell>
          <table:table-cell office:value-type="float" office:value="1.5764246416037295">
            <text:p>1.5764246416037295</text:p>
          </table:table-cell>
          <table:table-cell office:value-type="float" office:value="1.535695229306628">
            <text:p>1.535695229306628</text:p>
          </table:table-cell>
          <table:table-cell office:value-type="float" office:value="1.446356777569085">
            <text:p>1.446356777569085</text:p>
          </table:table-cell>
          <table:table-cell office:value-type="float" office:value="1.3806095248929724">
            <text:p>1.3806095248929724</text:p>
          </table:table-cell>
          <table:table-cell office:value-type="float" office:value="1.412056951806537">
            <text:p>1.412056951806537</text:p>
          </table:table-cell>
          <table:table-cell office:value-type="float" office:value="1.7821772605322268">
            <text:p>1.7821772605322268</text:p>
          </table:table-cell>
          <table:table-cell office:value-type="float" office:value="2.688025225194018">
            <text:p>2.688025225194018</text:p>
          </table:table-cell>
          <table:table-cell office:value-type="float" office:value="2.4165022909786513">
            <text:p>2.4165022909786513</text:p>
          </table:table-cell>
          <table:table-cell office:value-type="float" office:value="2.045025917574501">
            <text:p>2.045025917574501</text:p>
          </table:table-cell>
          <table:table-cell office:value-type="float" office:value="1.9771977692982878">
            <text:p>1.9771977692982878</text:p>
          </table:table-cell>
          <table:table-cell office:value-type="float" office:value="1.760105458252078">
            <text:p>1.760105458252078</text:p>
          </table:table-cell>
          <table:table-cell office:value-type="float" office:value="1.3172472323474633">
            <text:p>1.3172472323474633</text:p>
          </table:table-cell>
          <table:table-cell office:value-type="float" office:value="1.0240032327096933">
            <text:p>1.0240032327096933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7.136752332615291">
            <text:p>7.136752332615291</text:p>
          </table:table-cell>
          <table:table-cell office:value-type="float" office:value="6.596942969912991">
            <text:p>6.596942969912991</text:p>
          </table:table-cell>
          <table:table-cell office:value-type="float" office:value="5.933465830356161">
            <text:p>5.933465830356161</text:p>
          </table:table-cell>
          <table:table-cell office:value-type="float" office:value="5.8845618948039355">
            <text:p>5.8845618948039355</text:p>
          </table:table-cell>
          <table:table-cell office:value-type="float" office:value="5.8768237674931365">
            <text:p>5.8768237674931365</text:p>
          </table:table-cell>
          <table:table-cell office:value-type="float" office:value="6.4588552071572">
            <text:p>6.4588552071572</text:p>
          </table:table-cell>
          <table:table-cell office:value-type="float" office:value="8.05659637955195">
            <text:p>8.05659637955195</text:p>
          </table:table-cell>
          <table:table-cell office:value-type="float" office:value="7.632875283321239">
            <text:p>7.632875283321239</text:p>
          </table:table-cell>
          <table:table-cell office:value-type="float" office:value="7.865417219056124">
            <text:p>7.865417219056124</text:p>
          </table:table-cell>
          <table:table-cell office:value-type="float" office:value="8.259757155642406">
            <text:p>8.259757155642406</text:p>
          </table:table-cell>
          <table:table-cell office:value-type="float" office:value="8.398323031860121">
            <text:p>8.398323031860121</text:p>
          </table:table-cell>
          <table:table-cell office:value-type="float" office:value="8.506106448170263">
            <text:p>8.506106448170263</text:p>
          </table:table-cell>
          <table:table-cell office:value-type="float" office:value="8.385176491195802">
            <text:p>8.385176491195802</text:p>
          </table:table-cell>
          <table:table-cell office:value-type="float" office:value="8.021880677443862">
            <text:p>8.021880677443862</text:p>
          </table:table-cell>
          <table:table-cell office:value-type="float" office:value="7.988514186494137">
            <text:p>7.988514186494137</text:p>
          </table:table-cell>
          <table:table-cell office:value-type="float" office:value="7.942480659700138">
            <text:p>7.942480659700138</text:p>
          </table:table-cell>
          <table:table-cell office:value-type="float" office:value="8.524968648375234">
            <text:p>8.524968648375234</text:p>
          </table:table-cell>
          <table:table-cell office:value-type="float" office:value="9.722918313252483">
            <text:p>9.722918313252483</text:p>
          </table:table-cell>
          <table:table-cell office:value-type="float" office:value="9.527863716841884">
            <text:p>9.527863716841884</text:p>
          </table:table-cell>
          <table:table-cell office:value-type="float" office:value="9.382470245138675">
            <text:p>9.382470245138675</text:p>
          </table:table-cell>
          <table:table-cell office:value-type="float" office:value="9.329666764362239">
            <text:p>9.329666764362239</text:p>
          </table:table-cell>
          <table:table-cell office:value-type="float" office:value="8.729566469358199">
            <text:p>8.729566469358199</text:p>
          </table:table-cell>
          <table:table-cell office:value-type="float" office:value="9.08006293740681">
            <text:p>9.08006293740681</text:p>
          </table:table-cell>
          <table:table-cell office:value-type="float" office:value="8.509635836654628">
            <text:p>8.50963583665462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9.152779673962257">
            <text:p>9.152779673962257</text:p>
          </table:table-cell>
          <table:table-cell office:value-type="float" office:value="8.606225553167889">
            <text:p>8.606225553167889</text:p>
          </table:table-cell>
          <table:table-cell office:value-type="float" office:value="8.387457878122396">
            <text:p>8.387457878122396</text:p>
          </table:table-cell>
          <table:table-cell office:value-type="float" office:value="8.489593890406878">
            <text:p>8.489593890406878</text:p>
          </table:table-cell>
          <table:table-cell office:value-type="float" office:value="8.582536211755574">
            <text:p>8.582536211755574</text:p>
          </table:table-cell>
          <table:table-cell office:value-type="float" office:value="9.300811375863633">
            <text:p>9.300811375863633</text:p>
          </table:table-cell>
          <table:table-cell office:value-type="float" office:value="10.506104068162541">
            <text:p>10.506104068162541</text:p>
          </table:table-cell>
          <table:table-cell office:value-type="float" office:value="12.739960203597676">
            <text:p>12.739960203597676</text:p>
          </table:table-cell>
          <table:table-cell office:value-type="float" office:value="13.358648194760407">
            <text:p>13.358648194760407</text:p>
          </table:table-cell>
          <table:table-cell office:value-type="float" office:value="13.8132416281402">
            <text:p>13.8132416281402</text:p>
          </table:table-cell>
          <table:table-cell office:value-type="float" office:value="13.590166842195707">
            <text:p>13.590166842195707</text:p>
          </table:table-cell>
          <table:table-cell office:value-type="float" office:value="13.798507060800052">
            <text:p>13.798507060800052</text:p>
          </table:table-cell>
          <table:table-cell office:value-type="float" office:value="13.729248778146596">
            <text:p>13.729248778146596</text:p>
          </table:table-cell>
          <table:table-cell office:value-type="float" office:value="13.525337464593681">
            <text:p>13.525337464593681</text:p>
          </table:table-cell>
          <table:table-cell office:value-type="float" office:value="12.604385341628852">
            <text:p>12.604385341628852</text:p>
          </table:table-cell>
          <table:table-cell office:value-type="float" office:value="12.634153574803028">
            <text:p>12.634153574803028</text:p>
          </table:table-cell>
          <table:table-cell office:value-type="float" office:value="12.256655292803007">
            <text:p>12.256655292803007</text:p>
          </table:table-cell>
          <table:table-cell office:value-type="float" office:value="12.84521938998225">
            <text:p>12.84521938998225</text:p>
          </table:table-cell>
          <table:table-cell office:value-type="float" office:value="12.44511225830087">
            <text:p>12.44511225830087</text:p>
          </table:table-cell>
          <table:table-cell office:value-type="float" office:value="12.249575618406492">
            <text:p>12.249575618406492</text:p>
          </table:table-cell>
          <table:table-cell office:value-type="float" office:value="11.978687916028276">
            <text:p>11.978687916028276</text:p>
          </table:table-cell>
          <table:table-cell office:value-type="float" office:value="11.567624571260595">
            <text:p>11.567624571260595</text:p>
          </table:table-cell>
          <table:table-cell office:value-type="float" office:value="10.382448830384831">
            <text:p>10.382448830384831</text:p>
          </table:table-cell>
          <table:table-cell office:value-type="float" office:value="9.645422459094997">
            <text:p>9.645422459094997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4.182995629474663">
            <text:p>4.182995629474663</text:p>
          </table:table-cell>
          <table:table-cell office:value-type="float" office:value="3.8552253443873354">
            <text:p>3.8552253443873354</text:p>
          </table:table-cell>
          <table:table-cell office:value-type="float" office:value="3.8226273541243696">
            <text:p>3.8226273541243696</text:p>
          </table:table-cell>
          <table:table-cell office:value-type="float" office:value="3.745070445508796">
            <text:p>3.745070445508796</text:p>
          </table:table-cell>
          <table:table-cell office:value-type="float" office:value="3.8760648120540324">
            <text:p>3.8760648120540324</text:p>
          </table:table-cell>
          <table:table-cell office:value-type="float" office:value="4.4550168928396054">
            <text:p>4.4550168928396054</text:p>
          </table:table-cell>
          <table:table-cell office:value-type="float" office:value="5.656914162810348">
            <text:p>5.656914162810348</text:p>
          </table:table-cell>
          <table:table-cell office:value-type="float" office:value="6.917806601137563">
            <text:p>6.917806601137563</text:p>
          </table:table-cell>
          <table:table-cell office:value-type="float" office:value="7.853714406327422">
            <text:p>7.853714406327422</text:p>
          </table:table-cell>
          <table:table-cell office:value-type="float" office:value="8.061926433850807">
            <text:p>8.061926433850807</text:p>
          </table:table-cell>
          <table:table-cell office:value-type="float" office:value="8.235505953242978">
            <text:p>8.235505953242978</text:p>
          </table:table-cell>
          <table:table-cell office:value-type="float" office:value="2.040796664029332">
            <text:p>2.040796664029332</text:p>
          </table:table-cell>
          <table:table-cell office:value-type="float" office:value="8.070856882760532">
            <text:p>8.070856882760532</text:p>
          </table:table-cell>
          <table:table-cell office:value-type="float" office:value="7.849751382847297">
            <text:p>7.849751382847297</text:p>
          </table:table-cell>
          <table:table-cell office:value-type="float" office:value="7.169499688182672">
            <text:p>7.169499688182672</text:p>
          </table:table-cell>
          <table:table-cell office:value-type="float" office:value="6.99322142248143">
            <text:p>6.99322142248143</text:p>
          </table:table-cell>
          <table:table-cell office:value-type="float" office:value="7.567319959999275">
            <text:p>7.567319959999275</text:p>
          </table:table-cell>
          <table:table-cell office:value-type="float" office:value="7.726643797904944">
            <text:p>7.726643797904944</text:p>
          </table:table-cell>
          <table:table-cell office:value-type="float" office:value="7.473358254421121">
            <text:p>7.473358254421121</text:p>
          </table:table-cell>
          <table:table-cell office:value-type="float" office:value="7.370618784516863">
            <text:p>7.370618784516863</text:p>
          </table:table-cell>
          <table:table-cell office:value-type="float" office:value="6.854205055047983">
            <text:p>6.854205055047983</text:p>
          </table:table-cell>
          <table:table-cell office:value-type="float" office:value="5.67498691680233">
            <text:p>5.67498691680233</text:p>
          </table:table-cell>
          <table:table-cell office:value-type="float" office:value="5.235277999817661">
            <text:p>5.235277999817661</text:p>
          </table:table-cell>
          <table:table-cell office:value-type="float" office:value="5.449891232430092">
            <text:p>5.44989123243009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9371947239336476">
            <text:p>2.9371947239336476</text:p>
          </table:table-cell>
          <table:table-cell office:value-type="float" office:value="2.7825438002348193">
            <text:p>2.7825438002348193</text:p>
          </table:table-cell>
          <table:table-cell office:value-type="float" office:value="2.720853084033539">
            <text:p>2.720853084033539</text:p>
          </table:table-cell>
          <table:table-cell office:value-type="float" office:value="2.691561632460202">
            <text:p>2.691561632460202</text:p>
          </table:table-cell>
          <table:table-cell office:value-type="float" office:value="2.851628103266252">
            <text:p>2.851628103266252</text:p>
          </table:table-cell>
          <table:table-cell office:value-type="float" office:value="3.4784731462622993">
            <text:p>3.4784731462622993</text:p>
          </table:table-cell>
          <table:table-cell office:value-type="float" office:value="5.712849410906085">
            <text:p>5.712849410906085</text:p>
          </table:table-cell>
          <table:table-cell office:value-type="float" office:value="6.871803342117212">
            <text:p>6.871803342117212</text:p>
          </table:table-cell>
          <table:table-cell office:value-type="float" office:value="7.138535397713421">
            <text:p>7.138535397713421</text:p>
          </table:table-cell>
          <table:table-cell office:value-type="float" office:value="7.099497467992096">
            <text:p>7.099497467992096</text:p>
          </table:table-cell>
          <table:table-cell office:value-type="float" office:value="7.3610059685071265">
            <text:p>7.3610059685071265</text:p>
          </table:table-cell>
          <table:table-cell office:value-type="float" office:value="7.3108942400526855">
            <text:p>7.3108942400526855</text:p>
          </table:table-cell>
          <table:table-cell office:value-type="float" office:value="6.873027638484946">
            <text:p>6.873027638484946</text:p>
          </table:table-cell>
          <table:table-cell office:value-type="float" office:value="6.706085816229867">
            <text:p>6.706085816229867</text:p>
          </table:table-cell>
          <table:table-cell office:value-type="float" office:value="5.929675996907922">
            <text:p>5.929675996907922</text:p>
          </table:table-cell>
          <table:table-cell office:value-type="float" office:value="5.347721189452886">
            <text:p>5.347721189452886</text:p>
          </table:table-cell>
          <table:table-cell office:value-type="float" office:value="5.490754449238295">
            <text:p>5.490754449238295</text:p>
          </table:table-cell>
          <table:table-cell office:value-type="float" office:value="5.979640890601542">
            <text:p>5.979640890601542</text:p>
          </table:table-cell>
          <table:table-cell office:value-type="float" office:value="5.876132063786263">
            <text:p>5.876132063786263</text:p>
          </table:table-cell>
          <table:table-cell office:value-type="float" office:value="5.687103709481392">
            <text:p>5.687103709481392</text:p>
          </table:table-cell>
          <table:table-cell office:value-type="float" office:value="5.569226244888971">
            <text:p>5.569226244888971</text:p>
          </table:table-cell>
          <table:table-cell office:value-type="float" office:value="5.137351124421521">
            <text:p>5.137351124421521</text:p>
          </table:table-cell>
          <table:table-cell office:value-type="float" office:value="4.056295285375972">
            <text:p>4.056295285375972</text:p>
          </table:table-cell>
          <table:table-cell office:value-type="float" office:value="3.5151108389776478">
            <text:p>3.515110838977647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5.061783991819311">
            <text:p>5.061783991819311</text:p>
          </table:table-cell>
          <table:table-cell office:value-type="float" office:value="4.997315658485977">
            <text:p>4.997315658485977</text:p>
          </table:table-cell>
          <table:table-cell office:value-type="float" office:value="4.733527325152645">
            <text:p>4.733527325152645</text:p>
          </table:table-cell>
          <table:table-cell office:value-type="float" office:value="4.627260658485978">
            <text:p>4.627260658485978</text:p>
          </table:table-cell>
          <table:table-cell office:value-type="float" office:value="4.520552325152645">
            <text:p>4.520552325152645</text:p>
          </table:table-cell>
          <table:table-cell office:value-type="float" office:value="4.528025658485978">
            <text:p>4.528025658485978</text:p>
          </table:table-cell>
          <table:table-cell office:value-type="float" office:value="4.629692325152645">
            <text:p>4.629692325152645</text:p>
          </table:table-cell>
          <table:table-cell office:value-type="float" office:value="3.4952873251526446">
            <text:p>3.4952873251526446</text:p>
          </table:table-cell>
          <table:table-cell office:value-type="float" office:value="3.479445658485978">
            <text:p>3.479445658485978</text:p>
          </table:table-cell>
          <table:table-cell office:value-type="float" office:value="3.5723206584859777">
            <text:p>3.5723206584859777</text:p>
          </table:table-cell>
          <table:table-cell office:value-type="float" office:value="3.4894539918193113">
            <text:p>3.4894539918193113</text:p>
          </table:table-cell>
          <table:table-cell office:value-type="float" office:value="3.461983991819311">
            <text:p>3.461983991819311</text:p>
          </table:table-cell>
          <table:table-cell office:value-type="float" office:value="3.5006706584859777">
            <text:p>3.5006706584859777</text:p>
          </table:table-cell>
          <table:table-cell office:value-type="float" office:value="3.5277306584859778">
            <text:p>3.5277306584859778</text:p>
          </table:table-cell>
          <table:table-cell office:value-type="float" office:value="3.5184289918193112">
            <text:p>3.5184289918193112</text:p>
          </table:table-cell>
          <table:table-cell office:value-type="float" office:value="3.5343856584859776">
            <text:p>3.5343856584859776</text:p>
          </table:table-cell>
          <table:table-cell office:value-type="float" office:value="3.594473991819311">
            <text:p>3.594473991819311</text:p>
          </table:table-cell>
          <table:table-cell office:value-type="float" office:value="3.6047073251526442">
            <text:p>3.6047073251526442</text:p>
          </table:table-cell>
          <table:table-cell office:value-type="float" office:value="3.5307706584859777">
            <text:p>3.5307706584859777</text:p>
          </table:table-cell>
          <table:table-cell office:value-type="float" office:value="3.5859556584859775">
            <text:p>3.5859556584859775</text:p>
          </table:table-cell>
          <table:table-cell office:value-type="float" office:value="3.614303991819311">
            <text:p>3.614303991819311</text:p>
          </table:table-cell>
          <table:table-cell office:value-type="float" office:value="3.6042923251526444">
            <text:p>3.6042923251526444</text:p>
          </table:table-cell>
          <table:table-cell office:value-type="float" office:value="4.870555658485978">
            <text:p>4.870555658485978</text:p>
          </table:table-cell>
          <table:table-cell office:value-type="float" office:value="4.993740658485978">
            <text:p>4.99374065848597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.472385584978874">
            <text:p>3.472385584978874</text:p>
          </table:table-cell>
          <table:table-cell office:value-type="float" office:value="3.2050697675691557">
            <text:p>3.2050697675691557</text:p>
          </table:table-cell>
          <table:table-cell office:value-type="float" office:value="3.0572104460576672">
            <text:p>3.0572104460576672</text:p>
          </table:table-cell>
          <table:table-cell office:value-type="float" office:value="3.0877357052214207">
            <text:p>3.0877357052214207</text:p>
          </table:table-cell>
          <table:table-cell office:value-type="float" office:value="3.112558860130798">
            <text:p>3.112558860130798</text:p>
          </table:table-cell>
          <table:table-cell office:value-type="float" office:value="3.5841925327356003">
            <text:p>3.5841925327356003</text:p>
          </table:table-cell>
          <table:table-cell office:value-type="float" office:value="4.687924052531637">
            <text:p>4.687924052531637</text:p>
          </table:table-cell>
          <table:table-cell office:value-type="float" office:value="5.489079926940138">
            <text:p>5.489079926940138</text:p>
          </table:table-cell>
          <table:table-cell office:value-type="float" office:value="5.9976722328982985">
            <text:p>5.9976722328982985</text:p>
          </table:table-cell>
          <table:table-cell office:value-type="float" office:value="6.401324188857088">
            <text:p>6.401324188857088</text:p>
          </table:table-cell>
          <table:table-cell office:value-type="float" office:value="6.251753773133669">
            <text:p>6.251753773133669</text:p>
          </table:table-cell>
          <table:table-cell office:value-type="float" office:value="6.233250278592246">
            <text:p>6.233250278592246</text:p>
          </table:table-cell>
          <table:table-cell office:value-type="float" office:value="6.215953362609928">
            <text:p>6.215953362609928</text:p>
          </table:table-cell>
          <table:table-cell office:value-type="float" office:value="5.938118680017158">
            <text:p>5.938118680017158</text:p>
          </table:table-cell>
          <table:table-cell office:value-type="float" office:value="5.758153090038468">
            <text:p>5.758153090038468</text:p>
          </table:table-cell>
          <table:table-cell office:value-type="float" office:value="5.428907597478792">
            <text:p>5.428907597478792</text:p>
          </table:table-cell>
          <table:table-cell office:value-type="float" office:value="5.712535288047168">
            <text:p>5.712535288047168</text:p>
          </table:table-cell>
          <table:table-cell office:value-type="float" office:value="6.49414968208998">
            <text:p>6.49414968208998</text:p>
          </table:table-cell>
          <table:table-cell office:value-type="float" office:value="6.344415765923515">
            <text:p>6.344415765923515</text:p>
          </table:table-cell>
          <table:table-cell office:value-type="float" office:value="6.117447775607013">
            <text:p>6.117447775607013</text:p>
          </table:table-cell>
          <table:table-cell office:value-type="float" office:value="5.872768962781202">
            <text:p>5.872768962781202</text:p>
          </table:table-cell>
          <table:table-cell office:value-type="float" office:value="5.54004627662931">
            <text:p>5.54004627662931</text:p>
          </table:table-cell>
          <table:table-cell office:value-type="float" office:value="4.8537480956960355">
            <text:p>4.8537480956960355</text:p>
          </table:table-cell>
          <table:table-cell office:value-type="float" office:value="4.260816916412813">
            <text:p>4.26081691641281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1.5304676448147252">
            <text:p>-1.5304676448147252</text:p>
          </table:table-cell>
          <table:table-cell office:value-type="float" office:value="-1.662879442721268">
            <text:p>-1.662879442721268</text:p>
          </table:table-cell>
          <table:table-cell office:value-type="float" office:value="-1.6415909483090259">
            <text:p>-1.6415909483090259</text:p>
          </table:table-cell>
          <table:table-cell office:value-type="float" office:value="-1.5857784415351954">
            <text:p>-1.5857784415351954</text:p>
          </table:table-cell>
          <table:table-cell office:value-type="float" office:value="-1.5579849373175703">
            <text:p>-1.5579849373175703</text:p>
          </table:table-cell>
          <table:table-cell office:value-type="float" office:value="-1.268371151481747">
            <text:p>-1.268371151481747</text:p>
          </table:table-cell>
          <table:table-cell office:value-type="float" office:value="-0.04426942481623105">
            <text:p>-0.04426942481623105</text:p>
          </table:table-cell>
          <table:table-cell office:value-type="float" office:value="0.5463279188113682">
            <text:p>0.5463279188113682</text:p>
          </table:table-cell>
          <table:table-cell office:value-type="float" office:value="0.694549757661151">
            <text:p>0.694549757661151</text:p>
          </table:table-cell>
          <table:table-cell office:value-type="float" office:value="0.48815958086576683">
            <text:p>0.48815958086576683</text:p>
          </table:table-cell>
          <table:table-cell office:value-type="float" office:value="0.2864479643953203">
            <text:p>0.2864479643953203</text:p>
          </table:table-cell>
          <table:table-cell office:value-type="float" office:value="0.565906834540415">
            <text:p>0.565906834540415</text:p>
          </table:table-cell>
          <table:table-cell office:value-type="float" office:value="0.35877492210865736">
            <text:p>0.35877492210865736</text:p>
          </table:table-cell>
          <table:table-cell office:value-type="float" office:value="0.10929272782565885">
            <text:p>0.10929272782565885</text:p>
          </table:table-cell>
          <table:table-cell office:value-type="float" office:value="-0.4341829595263438">
            <text:p>-0.4341829595263438</text:p>
          </table:table-cell>
          <table:table-cell office:value-type="float" office:value="-0.43520158622706645">
            <text:p>-0.43520158622706645</text:p>
          </table:table-cell>
          <table:table-cell office:value-type="float" office:value="-0.3602204594277883">
            <text:p>-0.3602204594277883</text:p>
          </table:table-cell>
          <table:table-cell office:value-type="float" office:value="-0.18131856008989494">
            <text:p>-0.18131856008989494</text:p>
          </table:table-cell>
          <table:table-cell office:value-type="float" office:value="-0.4401484164281235">
            <text:p>-0.4401484164281235</text:p>
          </table:table-cell>
          <table:table-cell office:value-type="float" office:value="-0.2518610394761304">
            <text:p>-0.2518610394761304</text:p>
          </table:table-cell>
          <table:table-cell office:value-type="float" office:value="-0.3472637606875921">
            <text:p>-0.3472637606875921</text:p>
          </table:table-cell>
          <table:table-cell office:value-type="float" office:value="-0.5769997080355554">
            <text:p>-0.5769997080355554</text:p>
          </table:table-cell>
          <table:table-cell office:value-type="float" office:value="-1.0762685942937515">
            <text:p>-1.0762685942937515</text:p>
          </table:table-cell>
          <table:table-cell office:value-type="float" office:value="-1.2657496124373784">
            <text:p>-1.26574961243737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1.2093677461984345">
            <text:p>-1.2093677461984345</text:p>
          </table:table-cell>
          <table:table-cell office:value-type="float" office:value="-1.2213622397043962">
            <text:p>-1.2213622397043962</text:p>
          </table:table-cell>
          <table:table-cell office:value-type="float" office:value="-1.233824382354019">
            <text:p>-1.233824382354019</text:p>
          </table:table-cell>
          <table:table-cell office:value-type="float" office:value="-1.2446263957946788">
            <text:p>-1.2446263957946788</text:p>
          </table:table-cell>
          <table:table-cell office:value-type="float" office:value="-1.2501677772197135">
            <text:p>-1.2501677772197135</text:p>
          </table:table-cell>
          <table:table-cell office:value-type="float" office:value="-1.1429656921340725">
            <text:p>-1.1429656921340725</text:p>
          </table:table-cell>
          <table:table-cell office:value-type="float" office:value="-0.991644411820686">
            <text:p>-0.991644411820686</text:p>
          </table:table-cell>
          <table:table-cell office:value-type="float" office:value="-0.9053687000426397">
            <text:p>-0.9053687000426397</text:p>
          </table:table-cell>
          <table:table-cell office:value-type="float" office:value="-0.9318828745921757">
            <text:p>-0.9318828745921757</text:p>
          </table:table-cell>
          <table:table-cell office:value-type="float" office:value="-1.0323503406564694">
            <text:p>-1.0323503406564694</text:p>
          </table:table-cell>
          <table:table-cell office:value-type="float" office:value="-1.101113829305061">
            <text:p>-1.101113829305061</text:p>
          </table:table-cell>
          <table:table-cell office:value-type="float" office:value="-1.1659023844026466">
            <text:p>-1.1659023844026466</text:p>
          </table:table-cell>
          <table:table-cell office:value-type="float" office:value="-1.167281680032087">
            <text:p>-1.167281680032087</text:p>
          </table:table-cell>
          <table:table-cell office:value-type="float" office:value="-1.188745689931679">
            <text:p>-1.188745689931679</text:p>
          </table:table-cell>
          <table:table-cell office:value-type="float" office:value="-1.199196882344481">
            <text:p>-1.199196882344481</text:p>
          </table:table-cell>
          <table:table-cell office:value-type="float" office:value="-1.163423869192277">
            <text:p>-1.163423869192277</text:p>
          </table:table-cell>
          <table:table-cell office:value-type="float" office:value="-0.9849105924154052">
            <text:p>-0.9849105924154052</text:p>
          </table:table-cell>
          <table:table-cell office:value-type="float" office:value="-0.5870138941368782">
            <text:p>-0.5870138941368782</text:p>
          </table:table-cell>
          <table:table-cell office:value-type="float" office:value="-0.7571570424412732">
            <text:p>-0.7571570424412732</text:p>
          </table:table-cell>
          <table:table-cell office:value-type="float" office:value="-0.9184388454981003">
            <text:p>-0.9184388454981003</text:p>
          </table:table-cell>
          <table:table-cell office:value-type="float" office:value="-0.9887220255233659">
            <text:p>-0.9887220255233659</text:p>
          </table:table-cell>
          <table:table-cell office:value-type="float" office:value="-1.0460283205775436">
            <text:p>-1.0460283205775436</text:p>
          </table:table-cell>
          <table:table-cell office:value-type="float" office:value="-1.1057429750535306">
            <text:p>-1.1057429750535306</text:p>
          </table:table-cell>
          <table:table-cell office:value-type="float" office:value="-1.1110972042339777">
            <text:p>-1.111097204233977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1.6528561598225602">
            <text:p>-1.6528561598225602</text:p>
          </table:table-cell>
          <table:table-cell office:value-type="float" office:value="-1.7641520353107392">
            <text:p>-1.7641520353107392</text:p>
          </table:table-cell>
          <table:table-cell office:value-type="float" office:value="-1.8050570447109202">
            <text:p>-1.8050570447109202</text:p>
          </table:table-cell>
          <table:table-cell office:value-type="float" office:value="-1.7733451424478306">
            <text:p>-1.7733451424478306</text:p>
          </table:table-cell>
          <table:table-cell office:value-type="float" office:value="-1.7285485514584706">
            <text:p>-1.7285485514584706</text:p>
          </table:table-cell>
          <table:table-cell office:value-type="float" office:value="-1.4213511422627174">
            <text:p>-1.4213511422627174</text:p>
          </table:table-cell>
          <table:table-cell office:value-type="float" office:value="-1.0452693881998092">
            <text:p>-1.0452693881998092</text:p>
          </table:table-cell>
          <table:table-cell office:value-type="float" office:value="-0.7235904458052994">
            <text:p>-0.7235904458052994</text:p>
          </table:table-cell>
          <table:table-cell office:value-type="float" office:value="-0.7083828826602627">
            <text:p>-0.7083828826602627</text:p>
          </table:table-cell>
          <table:table-cell office:value-type="float" office:value="-0.5992557102438983">
            <text:p>-0.5992557102438983</text:p>
          </table:table-cell>
          <table:table-cell office:value-type="float" office:value="-0.5864831117857394">
            <text:p>-0.5864831117857394</text:p>
          </table:table-cell>
          <table:table-cell office:value-type="float" office:value="-0.5719406977022581">
            <text:p>-0.5719406977022581</text:p>
          </table:table-cell>
          <table:table-cell office:value-type="float" office:value="-0.6919838758377026">
            <text:p>-0.6919838758377026</text:p>
          </table:table-cell>
          <table:table-cell office:value-type="float" office:value="-0.7486266152085164">
            <text:p>-0.7486266152085164</text:p>
          </table:table-cell>
          <table:table-cell office:value-type="float" office:value="-0.7277470365837566">
            <text:p>-0.7277470365837566</text:p>
          </table:table-cell>
          <table:table-cell office:value-type="float" office:value="-0.9042441348699006">
            <text:p>-0.9042441348699006</text:p>
          </table:table-cell>
          <table:table-cell office:value-type="float" office:value="-0.80448606220167">
            <text:p>-0.80448606220167</text:p>
          </table:table-cell>
          <table:table-cell office:value-type="float" office:value="-0.40124007965125763">
            <text:p>-0.40124007965125763</text:p>
          </table:table-cell>
          <table:table-cell office:value-type="float" office:value="-0.47174687981866087">
            <text:p>-0.47174687981866087</text:p>
          </table:table-cell>
          <table:table-cell office:value-type="float" office:value="-0.5905052522714318">
            <text:p>-0.5905052522714318</text:p>
          </table:table-cell>
          <table:table-cell office:value-type="float" office:value="-0.6398257699025252">
            <text:p>-0.6398257699025252</text:p>
          </table:table-cell>
          <table:table-cell office:value-type="float" office:value="-0.8323554644461553">
            <text:p>-0.8323554644461553</text:p>
          </table:table-cell>
          <table:table-cell office:value-type="float" office:value="-1.0761178205270203">
            <text:p>-1.0761178205270203</text:p>
          </table:table-cell>
          <table:table-cell office:value-type="float" office:value="-1.1643175005731903">
            <text:p>-1.1643175005731903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752678139780798">
            <text:p>0.6752678139780798</text:p>
          </table:table-cell>
          <table:table-cell office:value-type="float" office:value="0.5282204815394673">
            <text:p>0.5282204815394673</text:p>
          </table:table-cell>
          <table:table-cell office:value-type="float" office:value="0.4005082022662516">
            <text:p>0.4005082022662516</text:p>
          </table:table-cell>
          <table:table-cell office:value-type="float" office:value="0.5966661017591469">
            <text:p>0.5966661017591469</text:p>
          </table:table-cell>
          <table:table-cell office:value-type="float" office:value="0.48996019948521974">
            <text:p>0.48996019948521974</text:p>
          </table:table-cell>
          <table:table-cell office:value-type="float" office:value="0.7058861232009255">
            <text:p>0.7058861232009255</text:p>
          </table:table-cell>
          <table:table-cell office:value-type="float" office:value="0.9414451043644491">
            <text:p>0.9414451043644491</text:p>
          </table:table-cell>
          <table:table-cell office:value-type="float" office:value="1.8337409234229802">
            <text:p>1.8337409234229802</text:p>
          </table:table-cell>
          <table:table-cell office:value-type="float" office:value="2.1118599326549305">
            <text:p>2.1118599326549305</text:p>
          </table:table-cell>
          <table:table-cell office:value-type="float" office:value="2.176010225791324">
            <text:p>2.176010225791324</text:p>
          </table:table-cell>
          <table:table-cell office:value-type="float" office:value="2.0653876777691234">
            <text:p>2.0653876777691234</text:p>
          </table:table-cell>
          <table:table-cell office:value-type="float" office:value="2.203175119478664">
            <text:p>2.203175119478664</text:p>
          </table:table-cell>
          <table:table-cell office:value-type="float" office:value="2.1868045797517692">
            <text:p>2.1868045797517692</text:p>
          </table:table-cell>
          <table:table-cell office:value-type="float" office:value="2.1614487542870178">
            <text:p>2.1614487542870178</text:p>
          </table:table-cell>
          <table:table-cell office:value-type="float" office:value="1.817900949998653">
            <text:p>1.817900949998653</text:p>
          </table:table-cell>
          <table:table-cell office:value-type="float" office:value="1.7292258429157519">
            <text:p>1.7292258429157519</text:p>
          </table:table-cell>
          <table:table-cell office:value-type="float" office:value="1.5029242273779324">
            <text:p>1.5029242273779324</text:p>
          </table:table-cell>
          <table:table-cell office:value-type="float" office:value="1.6441485872809776">
            <text:p>1.6441485872809776</text:p>
          </table:table-cell>
          <table:table-cell office:value-type="float" office:value="1.393688760720556">
            <text:p>1.393688760720556</text:p>
          </table:table-cell>
          <table:table-cell office:value-type="float" office:value="1.454354832060361">
            <text:p>1.454354832060361</text:p>
          </table:table-cell>
          <table:table-cell office:value-type="float" office:value="1.2296275763871216">
            <text:p>1.2296275763871216</text:p>
          </table:table-cell>
          <table:table-cell office:value-type="float" office:value="1.29437547732049">
            <text:p>1.29437547732049</text:p>
          </table:table-cell>
          <table:table-cell office:value-type="float" office:value="0.8035547646926826">
            <text:p>0.8035547646926826</text:p>
          </table:table-cell>
          <table:table-cell office:value-type="float" office:value="0.8252108087033728">
            <text:p>0.825210808703372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8341725688948548">
            <text:p>-0.8341725688948548</text:p>
          </table:table-cell>
          <table:table-cell office:value-type="float" office:value="-0.8250515167659397">
            <text:p>-0.8250515167659397</text:p>
          </table:table-cell>
          <table:table-cell office:value-type="float" office:value="-0.8509738070861335">
            <text:p>-0.8509738070861335</text:p>
          </table:table-cell>
          <table:table-cell office:value-type="float" office:value="-0.8663720978464292">
            <text:p>-0.8663720978464292</text:p>
          </table:table-cell>
          <table:table-cell office:value-type="float" office:value="-0.9176848496325649">
            <text:p>-0.9176848496325649</text:p>
          </table:table-cell>
          <table:table-cell office:value-type="float" office:value="-0.8216571044791217">
            <text:p>-0.8216571044791217</text:p>
          </table:table-cell>
          <table:table-cell office:value-type="float" office:value="-0.6980392382312509">
            <text:p>-0.6980392382312509</text:p>
          </table:table-cell>
          <table:table-cell office:value-type="float" office:value="-0.3625884724861674">
            <text:p>-0.3625884724861674</text:p>
          </table:table-cell>
          <table:table-cell office:value-type="float" office:value="-0.17965365554269083">
            <text:p>-0.17965365554269083</text:p>
          </table:table-cell>
          <table:table-cell office:value-type="float" office:value="-0.1667583314103735">
            <text:p>-0.1667583314103735</text:p>
          </table:table-cell>
          <table:table-cell office:value-type="float" office:value="-0.12674693225582062">
            <text:p>-0.12674693225582062</text:p>
          </table:table-cell>
          <table:table-cell office:value-type="float" office:value="-0.04259508492017887">
            <text:p>-0.04259508492017887</text:p>
          </table:table-cell>
          <table:table-cell office:value-type="float" office:value="-0.17294125743097788">
            <text:p>-0.17294125743097788</text:p>
          </table:table-cell>
          <table:table-cell office:value-type="float" office:value="-0.1804680013787096">
            <text:p>-0.1804680013787096</text:p>
          </table:table-cell>
          <table:table-cell office:value-type="float" office:value="-0.32892728745031574">
            <text:p>-0.32892728745031574</text:p>
          </table:table-cell>
          <table:table-cell office:value-type="float" office:value="-0.47004959109225775">
            <text:p>-0.47004959109225775</text:p>
          </table:table-cell>
          <table:table-cell office:value-type="float" office:value="-0.4242360935899756">
            <text:p>-0.4242360935899756</text:p>
          </table:table-cell>
          <table:table-cell office:value-type="float" office:value="-0.4731972586950147">
            <text:p>-0.4731972586950147</text:p>
          </table:table-cell>
          <table:table-cell office:value-type="float" office:value="-0.5321330871223526">
            <text:p>-0.5321330871223526</text:p>
          </table:table-cell>
          <table:table-cell office:value-type="float" office:value="-0.5108943585281979">
            <text:p>-0.5108943585281979</text:p>
          </table:table-cell>
          <table:table-cell office:value-type="float" office:value="-0.5817214037337666">
            <text:p>-0.5817214037337666</text:p>
          </table:table-cell>
          <table:table-cell office:value-type="float" office:value="-0.6857703080742981">
            <text:p>-0.6857703080742981</text:p>
          </table:table-cell>
          <table:table-cell office:value-type="float" office:value="-0.7737197425344353">
            <text:p>-0.7737197425344353</text:p>
          </table:table-cell>
          <table:table-cell office:value-type="float" office:value="-0.6446143216483138">
            <text:p>-0.64461432164831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7709591310054025">
            <text:p>-2.7709591310054025</text:p>
          </table:table-cell>
          <table:table-cell office:value-type="float" office:value="-2.8295418237267955">
            <text:p>-2.8295418237267955</text:p>
          </table:table-cell>
          <table:table-cell office:value-type="float" office:value="-2.8183338999198098">
            <text:p>-2.8183338999198098</text:p>
          </table:table-cell>
          <table:table-cell office:value-type="float" office:value="-2.814283928713733">
            <text:p>-2.814283928713733</text:p>
          </table:table-cell>
          <table:table-cell office:value-type="float" office:value="-2.75626631204093">
            <text:p>-2.75626631204093</text:p>
          </table:table-cell>
          <table:table-cell office:value-type="float" office:value="-2.64489317704274">
            <text:p>-2.64489317704274</text:p>
          </table:table-cell>
          <table:table-cell office:value-type="float" office:value="-2.021866805784307">
            <text:p>-2.021866805784307</text:p>
          </table:table-cell>
          <table:table-cell office:value-type="float" office:value="-1.6084828068517802">
            <text:p>-1.6084828068517802</text:p>
          </table:table-cell>
          <table:table-cell office:value-type="float" office:value="-1.4852894525650422">
            <text:p>-1.4852894525650422</text:p>
          </table:table-cell>
          <table:table-cell office:value-type="float" office:value="-1.6963098158836494">
            <text:p>-1.6963098158836494</text:p>
          </table:table-cell>
          <table:table-cell office:value-type="float" office:value="-1.601795701858798">
            <text:p>-1.601795701858798</text:p>
          </table:table-cell>
          <table:table-cell office:value-type="float" office:value="-1.4601422006384464">
            <text:p>-1.4601422006384464</text:p>
          </table:table-cell>
          <table:table-cell office:value-type="float" office:value="-1.5477808790441567">
            <text:p>-1.5477808790441567</text:p>
          </table:table-cell>
          <table:table-cell office:value-type="float" office:value="-1.6757304338638053">
            <text:p>-1.6757304338638053</text:p>
          </table:table-cell>
          <table:table-cell office:value-type="float" office:value="-2.0360333090368803">
            <text:p>-2.0360333090368803</text:p>
          </table:table-cell>
          <table:table-cell office:value-type="float" office:value="-2.2579828247507012">
            <text:p>-2.2579828247507012</text:p>
          </table:table-cell>
          <table:table-cell office:value-type="float" office:value="-2.2520011494684864">
            <text:p>-2.2520011494684864</text:p>
          </table:table-cell>
          <table:table-cell office:value-type="float" office:value="-2.2207704185089097">
            <text:p>-2.2207704185089097</text:p>
          </table:table-cell>
          <table:table-cell office:value-type="float" office:value="-2.3408185461261457">
            <text:p>-2.3408185461261457</text:p>
          </table:table-cell>
          <table:table-cell office:value-type="float" office:value="-2.420357324204758">
            <text:p>-2.420357324204758</text:p>
          </table:table-cell>
          <table:table-cell office:value-type="float" office:value="-2.4617985210561013">
            <text:p>-2.4617985210561013</text:p>
          </table:table-cell>
          <table:table-cell office:value-type="float" office:value="-2.53399097382259">
            <text:p>-2.53399097382259</text:p>
          </table:table-cell>
          <table:table-cell office:value-type="float" office:value="-2.6446106179759172">
            <text:p>-2.6446106179759172</text:p>
          </table:table-cell>
          <table:table-cell office:value-type="float" office:value="-2.695281951421652">
            <text:p>-2.69528195142165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14816139001932657">
            <text:p>-0.14816139001932657</text:p>
          </table:table-cell>
          <table:table-cell office:value-type="float" office:value="-0.14627436404304367">
            <text:p>-0.14627436404304367</text:p>
          </table:table-cell>
          <table:table-cell office:value-type="float" office:value="-0.13855312461427446">
            <text:p>-0.13855312461427446</text:p>
          </table:table-cell>
          <table:table-cell office:value-type="float" office:value="-0.13544263687487276">
            <text:p>-0.13544263687487276</text:p>
          </table:table-cell>
          <table:table-cell office:value-type="float" office:value="-0.13231922129276497">
            <text:p>-0.13231922129276497</text:p>
          </table:table-cell>
          <table:table-cell office:value-type="float" office:value="-0.13253797014821472">
            <text:p>-0.13253797014821472</text:p>
          </table:table-cell>
          <table:table-cell office:value-type="float" office:value="-0.1355138131862245">
            <text:p>-0.1355138131862245</text:p>
          </table:table-cell>
          <table:table-cell office:value-type="float" office:value="-0.10230911264655085">
            <text:p>-0.10230911264655085</text:p>
          </table:table-cell>
          <table:table-cell office:value-type="float" office:value="-0.1018454177600544">
            <text:p>-0.1018454177600544</text:p>
          </table:table-cell>
          <table:table-cell office:value-type="float" office:value="-0.10456392355174447">
            <text:p>-0.10456392355174447</text:p>
          </table:table-cell>
          <table:table-cell office:value-type="float" office:value="-0.10213836755420602">
            <text:p>-0.10213836755420602</text:p>
          </table:table-cell>
          <table:table-cell office:value-type="float" office:value="-0.10133430452219819">
            <text:p>-0.10133430452219819</text:p>
          </table:table-cell>
          <table:table-cell office:value-type="float" office:value="-0.10246668597462906">
            <text:p>-0.10246668597462906</text:p>
          </table:table-cell>
          <table:table-cell office:value-type="float" office:value="-0.10325874806586065">
            <text:p>-0.10325874806586065</text:p>
          </table:table-cell>
          <table:table-cell office:value-type="float" office:value="-0.1029864828200388">
            <text:p>-0.1029864828200388</text:p>
          </table:table-cell>
          <table:table-cell office:value-type="float" office:value="-0.10345354382407004">
            <text:p>-0.10345354382407004</text:p>
          </table:table-cell>
          <table:table-cell office:value-type="float" office:value="-0.10521236462815801">
            <text:p>-0.10521236462815801</text:p>
          </table:table-cell>
          <table:table-cell office:value-type="float" office:value="-0.10551190030444293">
            <text:p>-0.10551190030444293</text:p>
          </table:table-cell>
          <table:table-cell office:value-type="float" office:value="-0.10334773065112834">
            <text:p>-0.10334773065112834</text:p>
          </table:table-cell>
          <table:table-cell office:value-type="float" office:value="-0.10496302800902248">
            <text:p>-0.10496302800902248</text:p>
          </table:table-cell>
          <table:table-cell office:value-type="float" office:value="-0.10579280037350623">
            <text:p>-0.10579280037350623</text:p>
          </table:table-cell>
          <table:table-cell office:value-type="float" office:value="-0.1054997530107304">
            <text:p>-0.1054997530107304</text:p>
          </table:table-cell>
          <table:table-cell office:value-type="float" office:value="-0.14256402440207858">
            <text:p>-0.14256402440207858</text:p>
          </table:table-cell>
          <table:table-cell office:value-type="float" office:value="-0.14616972169359235">
            <text:p>-0.1461697216935923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1.0991110856541846">
            <text:p>-1.0991110856541846</text:p>
          </table:table-cell>
          <table:table-cell office:value-type="float" office:value="-1.131160749720898">
            <text:p>-1.131160749720898</text:p>
          </table:table-cell>
          <table:table-cell office:value-type="float" office:value="-1.1328380917178158">
            <text:p>-1.1328380917178158</text:p>
          </table:table-cell>
          <table:table-cell office:value-type="float" office:value="-1.1296541047116229">
            <text:p>-1.1296541047116229</text:p>
          </table:table-cell>
          <table:table-cell office:value-type="float" office:value="-1.1265107718696465">
            <text:p>-1.1265107718696465</text:p>
          </table:table-cell>
          <table:table-cell office:value-type="float" office:value="-1.053142546805138">
            <text:p>-1.053142546805138</text:p>
          </table:table-cell>
          <table:table-cell office:value-type="float" office:value="-0.7894146908553561">
            <text:p>-0.7894146908553561</text:p>
          </table:table-cell>
          <table:table-cell office:value-type="float" office:value="-0.6442995675135547">
            <text:p>-0.6442995675135547</text:p>
          </table:table-cell>
          <table:table-cell office:value-type="float" office:value="-0.41530324583205147">
            <text:p>-0.41530324583205147</text:p>
          </table:table-cell>
          <table:table-cell office:value-type="float" office:value="-0.2398337707394204">
            <text:p>-0.2398337707394204</text:p>
          </table:table-cell>
          <table:table-cell office:value-type="float" office:value="-0.3068251839297566">
            <text:p>-0.3068251839297566</text:p>
          </table:table-cell>
          <table:table-cell office:value-type="float" office:value="-0.23687279244563372">
            <text:p>-0.23687279244563372</text:p>
          </table:table-cell>
          <table:table-cell office:value-type="float" office:value="-0.28245734724259586">
            <text:p>-0.28245734724259586</text:p>
          </table:table-cell>
          <table:table-cell office:value-type="float" office:value="-0.4085262050741305">
            <text:p>-0.4085262050741305</text:p>
          </table:table-cell>
          <table:table-cell office:value-type="float" office:value="-0.5106877629876803">
            <text:p>-0.5106877629876803</text:p>
          </table:table-cell>
          <table:table-cell office:value-type="float" office:value="-0.5267334902514028">
            <text:p>-0.5267334902514028</text:p>
          </table:table-cell>
          <table:table-cell office:value-type="float" office:value="-0.5416308846736987">
            <text:p>-0.5416308846736987</text:p>
          </table:table-cell>
          <table:table-cell office:value-type="float" office:value="-0.36555765736589835">
            <text:p>-0.36555765736589835</text:p>
          </table:table-cell>
          <table:table-cell office:value-type="float" office:value="-0.4429614605472892">
            <text:p>-0.4429614605472892</text:p>
          </table:table-cell>
          <table:table-cell office:value-type="float" office:value="-0.5491501795664964">
            <text:p>-0.5491501795664964</text:p>
          </table:table-cell>
          <table:table-cell office:value-type="float" office:value="-0.6458027615482274">
            <text:p>-0.6458027615482274</text:p>
          </table:table-cell>
          <table:table-cell office:value-type="float" office:value="-0.8216731809705614">
            <text:p>-0.8216731809705614</text:p>
          </table:table-cell>
          <table:table-cell office:value-type="float" office:value="-1.0270198895327332">
            <text:p>-1.0270198895327332</text:p>
          </table:table-cell>
          <table:table-cell office:value-type="float" office:value="-1.0452953672400707">
            <text:p>-1.045295367240070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